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4" style:family="paragraph" style:parent-style-name="Heading_20_1" style:master-page-name="Standard">
      <style:paragraph-properties style:page-number="2" fo:break-before="page"/>
      <style:text-properties officeooo:rsid="000ae6bf" officeooo:paragraph-rsid="000ae6bf"/>
    </style:style>
    <style:style style:name="P5" style:family="paragraph" style:parent-style-name="Heading_20_1">
      <style:paragraph-properties fo:break-before="page"/>
      <style:text-properties officeooo:paragraph-rsid="000ae6bf"/>
    </style:style>
    <style:style style:name="P6" style:family="paragraph" style:parent-style-name="Heading_20_2">
      <style:paragraph-properties fo:break-before="page"/>
      <style:text-properties officeooo:paragraph-rsid="000ae6bf"/>
    </style:style>
    <style:style style:name="P7" style:family="paragraph" style:parent-style-name="Heading_20_3">
      <style:text-properties officeooo:rsid="000ae6bf" officeooo:paragraph-rsid="000ae6bf"/>
    </style:style>
    <style:style style:name="P8" style:family="paragraph" style:parent-style-name="Text_20_body">
      <style:text-properties officeooo:paragraph-rsid="000ae6bf"/>
    </style:style>
    <style:style style:name="P9" style:family="paragraph" style:parent-style-name="Title" style:master-page-name="First_20_Page">
      <style:paragraph-properties style:page-number="1"/>
      <style:text-properties officeooo:rsid="000ae6bf" officeooo:paragraph-rsid="000ae6bf"/>
    </style:style>
    <style:style style:name="T1" style:family="text">
      <style:text-properties officeooo:rsid="000ae6bf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le Page</text:p>
      <text:h text:style-name="P4" text:outline-level="1"><text:bookmark-start text:name="__RefHeading___Toc122_1805207603"/>Heading 1 – 1<text:bookmark-end text:name="__RefHeading___Toc122_1805207603"/></text:h>
      <text:table-of-content text:style-name="Sect1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22_1805207603" text:style-name="Index_20_Link" text:visited-style-name="Index_20_Link">Heading 1 – 1<text:tab/>2</text:a></text:p>
          <text:p text:style-name="P1"><text:a xlink:type="simple" xlink:href="#__RefHeading___Toc124_1805207603" text:style-name="Index_20_Link" text:visited-style-name="Index_20_Link">Heading 1 – 2<text:tab/>3</text:a></text:p>
          <text:p text:style-name="P2"><text:a xlink:type="simple" xlink:href="#__RefHeading___Toc126_1805207603" text:style-name="Index_20_Link" text:visited-style-name="Index_20_Link">Heading 2 – 2 – 1<text:tab/>4</text:a></text:p>
          <text:p text:style-name="P3"><text:a xlink:type="simple" xlink:href="#__RefHeading___Toc128_1805207603" text:style-name="Index_20_Link" text:visited-style-name="Index_20_Link">Heading 3 – 2 – 1 – 1<text:tab/>4</text:a></text:p>
        </text:index-body>
      </text:table-of-content>
      <text:p text:style-name="P8"/>
      <text:h text:style-name="P5" text:outline-level="1"><text:bookmark-start text:name="__RefHeading___Toc124_1805207603"/><text:span text:style-name="T1">Heading 1 – 2</text:span><text:bookmark-end text:name="__RefHeading___Toc124_1805207603"/></text:h>
      <text:h text:style-name="P6" text:outline-level="2"><text:bookmark-start text:name="__RefHeading___Toc126_1805207603"/><text:span text:style-name="T1">Heading 2 – 2 – 1</text:span><text:bookmark-end text:name="__RefHeading___Toc126_1805207603"/></text:h>
      <text:h text:style-name="P7" text:outline-level="3"><text:bookmark-start text:name="__RefHeading___Toc128_1805207603"/>Heading 3 – 2 – 1 – 1<text:bookmark-end text:name="__RefHeading___Toc128_1805207603"/></text:h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ndara" fo:font-size="12pt" fo:language="en" fo:country="US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5.08mm" style:writing-mode="page"/>
      <style:text-properties style:use-window-font-color="true" loext:opacity="0%" style:font-name="Candara" fo:font-size="12pt" fo:language="en" fo:country="US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ndara" fo:font-family="Candara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ndara" fo:font-family="Candara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dara" fo:font-family="Candara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Footer" style:class="extra" style:master-page-name="">
      <style:paragraph-properties style:page-number="auto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 style:page-usage="mirrored">
      <style:page-layout-properties fo:page-width="215.9mm" fo:page-height="279.4mm" style:num-format="1" style:print-orientation="portrait" fo:margin-top="20mm" fo:margin-bottom="20mm" fo:margin-left="3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/>
      </style:footer-style>
    </style:page-layout>
    <style:page-layout style:name="Mpm2" style:page-usage="mirrored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left>
        <text:p text:style-name="Footer"><text:page-number text:select-page="current">4</text:page-number></text:p>
      </style:footer-left>
      <style:footer-first>
        <text:p text:style-name="Footer"><text:page-number text:select-page="current">2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2-07-08T15:37:18.816572789</meta:creation-date>
    <dc:date>2022-07-08T15:49:35.333216213</dc:date>
    <dc:creator>Mifta Nur Farid</dc:creator>
    <meta:editing-duration>PT2M6S</meta:editing-duration>
    <meta:editing-cycles>1</meta:editing-cycles>
    <meta:document-statistic meta:table-count="0" meta:image-count="0" meta:object-count="0" meta:page-count="4" meta:paragraph-count="16" meta:word-count="45" meta:character-count="169" meta:non-whitespace-character-count="126"/>
    <meta:generator>LibreOffice/7.3.4.2$Linux_X86_64 LibreOffice_project/30$Build-2</meta:generator>
  </office:meta>
</office:document-meta>
</file>